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language-asian="ja" style:country-asian="JP" style:font-weight-asian="normal" style:font-name-complex="Arial" style:font-size-complex="28pt" style:font-weight-complex="normal"/>
    </style:style>
    <style:style style:name="P17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9" style:family="paragraph" style:parent-style-name="Text_20_body">
      <style:text-properties style:font-name="Arial" style:font-name-asian="Arial" style:font-name-complex="Arial"/>
    </style:style>
    <style:style style:name="P20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1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2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5" style:family="paragraph" style:parent-style-name="Table_20_Contents">
      <style:text-properties style:font-name="Arial" fo:font-size="14pt" style:font-name-asian="Arial" style:font-name-complex="Arial"/>
    </style:style>
    <style:style style:name="P26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7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2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3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5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36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37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65474112" text:id="ct16547411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2">[XXX </text:p>
          </table:table-cell>
          <table:table-cell table:style-name="表29.B1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7</text:p>
            <text:p text:style-name="P15">ז <text:s/>זֵכֶר צַדִּיק, לִבְרָכָה; <text:s text:c="3"/>וְשֵׁם רְשָׁעִים יִרְקָב.</text:p>
          </table:table-cell>
          <table:table-cell table:style-name="表29.B2" office:value-type="string">
            <text:p text:style-name="P12"/>
            <text:p text:style-name="P12"/>
            <text:p text:style-name="P12">기억 / 의인 / to. 축복</text:p>
            <text:p text:style-name="P12"/>
            <text:p text:style-name="P12">and 이름 / 악한자 / to rot</text:p>
          </table:table-cell>
        </table:table-row>
        <table:table-row>
          <table:table-cell table:style-name="表29.A2" office:value-type="string">
            <text:p text:style-name="P15">10:8</text:p>
            <text:p text:style-name="P15">חֲכַם-לֵב, יִקַּח מִצְוֺת; <text:s text:c="3"/>וֶאֱוִיל שְׂפָתַיִם, יִלָּבֵט.<text:tab/> violence.</text:p>
          </table:table-cell>
          <table:table-cell table:style-name="表29.B2" office:value-type="string">
            <text:p text:style-name="P12"/>
            <text:p text:style-name="P12"/>
            <text:p text:style-name="P12">현명한 사람 – 심장 / to take / instructions</text:p>
            <text:p text:style-name="P12">and foolish / lips[입술 / to flounder</text:p>
          </table:table-cell>
        </table:table-row>
        <table:table-row>
          <table:table-cell table:style-name="表29.A2" office:value-type="string">
            <text:p text:style-name="P15">10:9</text:p>
            <text:p text:style-name="P15">ט <text:s/>הוֹלֵךְ בַּתֹּם, יֵלֶךְ בֶּטַח; <text:s text:c="3"/>וּמְעַקֵּשׁ</text:p>
            <text:p text:style-name="P15"><text:s/>דְּרָכָיו, יִוָּדֵעַ.<text:tab/></text:p>
          </table:table-cell>
          <table:table-cell table:style-name="表29.B2" office:value-type="string">
            <text:p text:style-name="P12"/>
            <text:p text:style-name="P12"/>
            <text:p text:style-name="P12">one – going / in. sincerity / to go</text:p>
            <text:p text:style-name="P12"/>
            <text:p text:style-name="P12">trust / and one perverting</text:p>
            <text:p text:style-name="P12"/>
            <text:p text:style-name="P12">길+그의 / to be known</text:p>
          </table:table-cell>
        </table:table-row>
        <table:table-row>
          <table:table-cell table:style-name="表29.A2" office:value-type="string">
            <text:p text:style-name="P15">10:10</text:p>
            <text:p text:style-name="P15">י <text:s/>קֹרֵץ עַיִן, יִתֵּן</text:p>
            <text:p text:style-name="P15"><text:s/>עַצָּבֶת; <text:s text:c="3"/>וֶאֱוִיל שְׂפָתַיִם, יִלָּבֵט.<text:tab/>1</text:p>
          </table:table-cell>
          <table:table-cell table:style-name="表29.B2" office:value-type="string">
            <text:p text:style-name="P12"/>
            <text:p text:style-name="P12"/>
            <text:p text:style-name="P12">one – winking / 눈 / to give[준다</text:p>
            <text:p text:style-name="P12"/>
            <text:p text:style-name="P12">grief / and one foolish</text:p>
            <text:p text:style-name="P12"/>
            <text:p text:style-name="P12">입술 / to flounder</text:p>
          </table:table-cell>
        </table:table-row>
        <table:table-row>
          <table:table-cell table:style-name="表29.A2" office:value-type="string">
            <text:p text:style-name="P15">10:11</text:p>
            <text:p text:style-name="P15">יא <text:s/>מְקוֹר חַיִּים, פִּי צַדִּיק; <text:s text:c="3"/>וּפִי רְשָׁעִים, יְכַסֶּה חָמָס.<text:tab/></text:p>
          </table:table-cell>
          <table:table-cell table:style-name="表29.B2" office:value-type="string">
            <text:p text:style-name="P12"/>
            <text:p text:style-name="P12"/>
            <text:p text:style-name="P12">fountain / 생명 / 입</text:p>
            <text:p text:style-name="P12"/>
            <text:p text:style-name="P12">의인 / and 입 / <text:s/>악한자</text:p>
            <text:p text:style-name="P12"/>
            <text:p text:style-name="P12">to cover / 폭력</text:p>
          </table:table-cell>
        </table:table-row>
        <table:table-row>
          <table:table-cell table:style-name="表29.A2" office:value-type="string">
            <text:p text:style-name="P15">10:12</text:p>
            <text:p text:style-name="P15"><text:soft-page-break/>יב <text:s/>שִׂנְאָה, תְּעֹרֵר מְדָנִים; <text:s text:c="3"/>וְעַל כָּל-פְּשָׁעִים, </text:p>
            <text:p text:style-name="P15">תְּכַסֶּה אַהֲבָה.<text:tab/></text:p>
          </table:table-cell>
          <table:table-cell table:style-name="表29.B2" office:value-type="string">
            <text:p text:style-name="P12"/>
            <text:p text:style-name="P12"><text:soft-page-break/></text:p>
            <text:p text:style-name="P12">仇恨chou2hen4 / to rouse up</text:p>
            <text:p text:style-name="P12"/>
            <text:p text:style-name="P12">争吵chao3 / and over / 每一个 - </text:p>
            <text:p text:style-name="P12"/>
            <text:p text:style-name="P12">transgressions</text:p>
            <text:p text:style-name="P12">覆盖 / 爱</text:p>
          </table:table-cell>
        </table:table-row>
        <table:table-row>
          <table:table-cell table:style-name="表29.A2" office:value-type="string">
            <text:p text:style-name="P22">/] XXX 20200608_120143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3</text:p>
            <text:p text:style-name="P15">יג <text:s/>בְּשִׂפְתֵי נָבוֹן, </text:p>
            <text:p text:style-name="P15">תִּמָּצֵא חָכְמָה; <text:s text:c="3"/>וְשֵׁבֶט, לְגֵו חֲסַר-לֵב.<text:tab/></text:p>
          </table:table-cell>
          <table:table-cell table:style-name="表29.B2" office:value-type="string">
            <text:p text:style-name="P12"/>
            <text:p text:style-name="P12"/>
            <text:p text:style-name="P12">in. 嘴唇[입술 / one understanding</text:p>
            <text:p text:style-name="P12">발견한다 / 智慧</text:p>
            <text:p text:style-name="P12"/>
            <text:p text:style-name="P12">and club / for. body[몸 . / lack - 심장[心脏zang4</text:p>
          </table:table-cell>
        </table:table-row>
        <table:table-row>
          <table:table-cell table:style-name="表29.A2" office:value-type="string">
            <text:p text:style-name="P15">10:14</text:p>
            <text:p text:style-name="P15">יד <text:s/>חֲכָמִים יִצְפְּנוּ-דָעַת; <text:s text:c="3"/>וּפִי-אֱוִיל, מְחִתָּה קְרֹבָה.<text:tab/></text:p>
          </table:table-cell>
          <table:table-cell table:style-name="表29.B2" office:value-type="string">
            <text:p text:style-name="P12"/>
            <text:p text:style-name="P12"/>
            <text:p text:style-name="P12">현명한 사람 / to seclude – 지식</text:p>
            <text:p text:style-name="P12"/>
            <text:p text:style-name="P12">and 입 – 어리석하다 / undoing</text:p>
            <text:p text:style-name="P12"/>
            <text:p text:style-name="P12">근처[在附近</text:p>
          </table:table-cell>
        </table:table-row>
        <table:table-row>
          <table:table-cell table:style-name="表29.A2" office:value-type="string">
            <text:p text:style-name="P15">10:15</text:p>
            <text:p text:style-name="P15">טו <text:s/>הוֹן עָשִׁיר, </text:p>
            <text:p text:style-name="P15">קִרְיַת עֻזּוֹ; <text:s text:c="3"/>מְחִתַּת דַּלִּים רֵישָׁם.</text:p>
          </table:table-cell>
          <table:table-cell table:style-name="表29.B2" office:value-type="string">
            <text:p text:style-name="P12"/>
            <text:p text:style-name="P12"/>
            <text:p text:style-name="P12">wealth[财富[부 / rich man[有钱人</text:p>
            <text:p text:style-name="P12"/>
            <text:p text:style-name="P12">town / strength+his / undoing</text:p>
            <text:p text:style-name="P12"/>
            <text:p text:style-name="P12">poor ones / destitution</text:p>
          </table:table-cell>
        </table:table-row>
        <table:table-row>
          <table:table-cell table:style-name="表29.A2" office:value-type="string">
            <text:p text:style-name="P22">/] XXX 20200609_16173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0_1104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0:16</text:p>
            <text:p text:style-name="P15"><text:s/>פְּעֻלַּת צַדִּיק לְחַיִּים; <text:s text:c="3"/><text:soft-page-break/>תְּבוּאַת רָשָׁע לְחַטָּאת.<text:tab/></text:p>
          </table:table-cell>
          <table:table-cell table:style-name="表29.B2" office:value-type="string">
            <text:p text:style-name="P12"/>
            <text:p text:style-name="P12"/>
            <text:p text:style-name="P12">wage[임금 / 의인 / to. 생명</text:p>
            <text:p text:style-name="P12"><text:soft-page-break/></text:p>
            <text:p text:style-name="P12">income[수입 / wicked ones / to sin</text:p>
          </table:table-cell>
        </table:table-row>
        <table:table-row>
          <table:table-cell table:style-name="表29.A2" office:value-type="string">
            <text:p text:style-name="P15">10:17</text:p>
            <text:p text:style-name="P15">יז <text:s/>אֹרַח לְחַיִּים, שׁוֹמֵר מוּסָר; <text:s text:c="3"/>וְעֹזֵב </text:p>
            <text:p text:style-name="P15">תּוֹכַחַת מַתְעֶה.<text:tab/></text:p>
          </table:table-cell>
          <table:table-cell table:style-name="表29.B2" office:value-type="string">
            <text:p text:style-name="P12"/>
            <text:p text:style-name="P12"/>
            <text:p text:style-name="P12">통로 / to. life / one keeping</text:p>
            <text:p text:style-name="P12"/>
            <text:p text:style-name="P12">admonition / and one forsaking</text:p>
            <text:p text:style-name="P12"/>
            <text:p text:style-name="P12">correction / one going astray</text:p>
          </table:table-cell>
        </table:table-row>
        <table:table-row>
          <table:table-cell table:style-name="表29.A2" office:value-type="string">
            <text:p text:style-name="P15">10:18</text:p>
            <text:p text:style-name="P15">יח <text:s/>מְכַסֶּה שִׂנְאָה, שִׂפְתֵי-שָׁקֶר; <text:s text:c="3"/>וּמוֹצִא דִבָּה, הוּא כְסִיל.</text:p>
          </table:table-cell>
          <table:table-cell table:style-name="表29.B2" office:value-type="string">
            <text:p text:style-name="P12"/>
            <text:p text:style-name="P12"/>
            <text:p text:style-name="P12">one covering up / hatred</text:p>
            <text:p text:style-name="P12"/>
            <text:p text:style-name="P12">입술 – falsehood / and one to bring forth</text:p>
            <text:p text:style-name="P12">muttering / he / one stupid</text:p>
          </table:table-cell>
        </table:table-row>
        <table:table-row>
          <table:table-cell table:style-name="表29.A2" office:value-type="string">
            <text:p text:style-name="P15">10:19</text:p>
            <text:p text:style-name="P15">יט <text:s/>בְּרֹב דְּבָרִים, לֹא יֶחְדַּל-פָּשַׁע; <text:s/></text:p>
            <text:p text:style-name="P15"><text:s text:c="2"/>וְחוֹשֵׂךְ שְׂפָתָיו מַשְׂכִּיל.<text:tab/></text:p>
          </table:table-cell>
          <table:table-cell table:style-name="表29.B2" office:value-type="string">
            <text:p text:style-name="P12"/>
            <text:p text:style-name="P12"/>
            <text:p text:style-name="P12">in. multitude / 말 / not</text:p>
            <text:p text:style-name="P12"/>
            <text:p text:style-name="P12">to leave off – transgression</text:p>
            <text:p text:style-name="P12"/>
            <text:p text:style-name="P12">and one to keep back / 입술+그의</text:p>
            <text:p text:style-name="P12">to be intelligent</text:p>
          </table:table-cell>
        </table:table-row>
        <table:table-row>
          <table:table-cell table:style-name="表29.A2" office:value-type="string">
            <text:p text:style-name="P22">/] XXX 20200610_1122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13_1521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0</text:p>
            <text:p text:style-name="P15">כ <text:s/>כֶּסֶף נִבְחָר, לְשׁוֹן צַדִּיק; <text:s text:c="3"/>לֵב רְשָׁעִים כִּמְעָט.</text:p>
          </table:table-cell>
          <table:table-cell table:style-name="表29.B2" office:value-type="string">
            <text:p text:style-name="P12"/>
            <text:p text:style-name="P12"/>
            <text:p text:style-name="P12">은 / to be of choice / tongue[혀</text:p>
            <text:p text:style-name="P12"/>
            <text:p text:style-name="P12">현명한 사람 / 심장 / 악한 사람</text:p>
            <text:p text:style-name="P12"/>
            <text:p text:style-name="P12">as little</text:p>
          </table:table-cell>
        </table:table-row>
        <text:soft-page-break/>
        <table:table-row>
          <table:table-cell table:style-name="表29.A2" office:value-type="string">
            <text:p text:style-name="P15">10:21</text:p>
            <text:p text:style-name="P15">שִׂפְתֵי צַדִּיק, יִרְעוּ רַבִּים; <text:s text:c="3"/>וֶאֱוִילִים, בַּחֲסַר-לֵב יָמוּתוּ.<text:tab/></text:p>
          </table:table-cell>
          <table:table-cell table:style-name="表29.B2" office:value-type="string">
            <text:p text:style-name="P12"/>
            <text:p text:style-name="P12"/>
            <text:p text:style-name="P12">입술 / 의인 / to shepherd</text:p>
            <text:p text:style-name="P12"/>
            <text:p text:style-name="P12">많이 / and 어리석은 사람</text:p>
            <text:p text:style-name="P12"/>
            <text:p text:style-name="P12">in. lack – 심장 / to die</text:p>
          </table:table-cell>
        </table:table-row>
        <table:table-row>
          <table:table-cell table:style-name="表29.A2" office:value-type="string">
            <text:p text:style-name="P15">10:22</text:p>
            <text:p text:style-name="P15">כב <text:s/>בִּרְכַּת יְהוָה, הִיא תַעֲשִׁיר; <text:s text:c="3"/>וְלֹא-יוֹסִף עֶצֶב עִמָּהּ.<text:tab/>22</text:p>
          </table:table-cell>
          <table:table-cell table:style-name="表29.B2" office:value-type="string">
            <text:p text:style-name="P12"/>
            <text:p text:style-name="P12"/>
            <text:p text:style-name="P12">blessing / jehovah / she</text:p>
            <text:p text:style-name="P12"/>
            <text:p text:style-name="P12">to enrich / and not – to add</text:p>
            <text:p text:style-name="P12"/>
            <text:p text:style-name="P12">grief / with+her</text:p>
          </table:table-cell>
        </table:table-row>
        <table:table-row>
          <table:table-cell table:style-name="表29.A2" office:value-type="string">
            <text:p text:style-name="P15">10:23</text:p>
            <text:p text:style-name="P15">כג <text:s/>כִּשְׂחוֹק לִכְסִיל, עֲשׂוֹת זִמָּה; <text:s text:c="3"/>וְחָכְמָה, לְאִישׁ תְּבוּנָה.<text:tab/>23</text:p>
          </table:table-cell>
          <table:table-cell table:style-name="表29.B2" office:value-type="string">
            <text:p text:style-name="P12"/>
            <text:p text:style-name="P12"/>
            <text:p text:style-name="P12">as sport / to. one stupid</text:p>
            <text:p text:style-name="P12"/>
            <text:p text:style-name="P12">to do / mischief / and 지혜</text:p>
            <text:p text:style-name="P12"/>
            <text:p text:style-name="P12">to. man / understanding</text:p>
          </table:table-cell>
        </table:table-row>
        <table:table-row>
          <table:table-cell table:style-name="表29.A2" office:value-type="string">
            <text:p text:style-name="P15">10:24</text:p>
            <text:p text:style-name="P15">כד <text:s/>מְגוֹרַת רָשָׁע, הִיא תְבוֹאֶנּוּ; <text:s text:c="3"/>וְתַאֲוַת צַדִּיקִים יִתֵּן.<text:tab/>24</text:p>
          </table:table-cell>
          <table:table-cell table:style-name="表29.B2" office:value-type="string">
            <text:p text:style-name="P12"/>
            <text:p text:style-name="P12"/>
            <text:p text:style-name="P12">shrinking / 악한 사람 / she</text:p>
            <text:p text:style-name="P12"/>
            <text:p text:style-name="P12">to come+him / and yearning</text:p>
            <text:p text:style-name="P12"/>
            <text:p text:style-name="P12">의인들 / to give</text:p>
          </table:table-cell>
        </table:table-row>
        <table:table-row>
          <table:table-cell table:style-name="表29.A2" office:value-type="string">
            <text:p text:style-name="P22">/] XXX 20200613_15374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4_1024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5</text:p>
            <text:p text:style-name="P15">כה <text:s/>כַּעֲבוֹר סוּפָה, וְאֵין רָשָׁע; <text:s text:c="3"/>וְצַדִּיק, יְסוֹד <text:soft-page-break/>עוֹלָם.</text:p>
          </table:table-cell>
          <table:table-cell table:style-name="表29.B2" office:value-type="string">
            <text:p text:style-name="P12"/>
            <text:p text:style-name="P12"/>
            <text:p text:style-name="P12">as. to pass / whirlwind / and 없어</text:p>
            <text:p text:style-name="P12"/>
            <text:p text:style-name="P12">악한 놈 / and 의인 / 기초</text:p>
            <text:p text:style-name="P12"/>
            <text:p text:style-name="P12"><text:soft-page-break/>eon</text:p>
          </table:table-cell>
        </table:table-row>
        <table:table-row>
          <table:table-cell table:style-name="表29.A2" office:value-type="string">
            <text:p text:style-name="P15">10:26</text:p>
            <text:p text:style-name="P15">כַּחֹמֶץ, לַשִּׁנַּיִם--וְכֶעָשָׁן לָעֵינָיִם: <text:s text:c="3"/>כֵּן הֶעָצֵל, לְשֹׁלְחָיו.<text:tab/>26</text:p>
          </table:table-cell>
          <table:table-cell table:style-name="表29.B2" office:value-type="string">
            <text:p text:style-name="P12"/>
            <text:p text:style-name="P12"/>
            <text:p text:style-name="P12">as. vinegar / to. teeth – and as. smoke</text:p>
            <text:p text:style-name="P12">to. eyes / so / slothful one</text:p>
            <text:p text:style-name="P12"/>
            <text:p text:style-name="P12">to. ones sending+him</text:p>
          </table:table-cell>
        </table:table-row>
        <table:table-row>
          <table:table-cell table:style-name="表29.A2" office:value-type="string">
            <text:p text:style-name="P15">10:27</text:p>
            <text:p text:style-name="P15">כז <text:s/>יִרְאַת יְהוָה, תּוֹסִיף יָמִים; <text:s text:c="3"/>וּשְׁנוֹת רְשָׁעִים תִּקְצֹרְנָה.<text:tab/>27</text:p>
          </table:table-cell>
          <table:table-cell table:style-name="表29.B2" office:value-type="string">
            <text:p text:style-name="P12"/>
            <text:p text:style-name="P12"/>
            <text:p text:style-name="P12">恐惧 / jehovah / to add[추가</text:p>
            <text:p text:style-name="P12"/>
            <text:p text:style-name="P12">日子 / and 多年 / 邪恶人</text:p>
            <text:p text:style-name="P12"/>
            <text:p text:style-name="P12">被缩短</text:p>
          </table:table-cell>
        </table:table-row>
        <table:table-row>
          <table:table-cell table:style-name="表29.A2" office:value-type="string">
            <text:p text:style-name="P15">10:28</text:p>
            <text:p text:style-name="P15">כח <text:s/>תּוֹחֶלֶת צַדִּיקִים שִׂמְחָה; <text:s text:c="3"/>וְתִקְוַת רְשָׁעִים תֹּאבֵד.<text:tab/>28</text:p>
          </table:table-cell>
          <table:table-cell table:style-name="表29.B2" office:value-type="string">
            <text:p text:style-name="P12"/>
            <text:p text:style-name="P12"/>
            <text:p text:style-name="P12">hope[희망 / 义人们</text:p>
            <text:p text:style-name="P12"/>
            <text:p text:style-name="P12">to rejoice / and expectation</text:p>
            <text:p text:style-name="P12"/>
            <text:p text:style-name="P12">邪恶人 / to perish[消灭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5_11105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0:29</text:p>
            <text:p text:style-name="P15">כט <text:s/>מָעוֹז לַתֹּם, דֶּרֶךְ יְהוָה; <text:s text:c="3"/>וּמְחִתָּה, לְפֹעֲלֵי אָוֶן.<text:tab/>29</text:p>
          </table:table-cell>
          <table:table-cell table:style-name="表29.B2" office:value-type="string">
            <text:p text:style-name="P12"/>
            <text:p text:style-name="P12"/>
            <text:p text:style-name="P12">stronghold / for. one-flawless / 길</text:p>
            <text:p text:style-name="P12"/>
            <text:p text:style-name="P12">jehovah[여호와 / and undoing</text:p>
            <text:p text:style-name="P12"/>
            <text:p text:style-name="P12">to. ones-contriving / lawlessness</text:p>
          </table:table-cell>
        </table:table-row>
        <table:table-row>
          <table:table-cell table:style-name="表29.A2" office:value-type="string">
            <text:p text:style-name="P15">10:30</text:p>
            <text:p text:style-name="P15">ל <text:s/>צַדִּיק, לְעוֹלָם </text:p>
            <text:p text:style-name="P15"><text:soft-page-break/>בַּל-יִמּוֹט; <text:s text:c="3"/>וּרְשָׁעִים, לֹא יִשְׁכְּנוּ-אָרֶץ.<text:tab/>30</text:p>
          </table:table-cell>
          <table:table-cell table:style-name="表29.B2" office:value-type="string">
            <text:p text:style-name="P12"/>
            <text:p text:style-name="P12"/>
            <text:p text:style-name="P12">의인 / for. 영겁 </text:p>
            <text:p text:style-name="P12"/>
            <text:p text:style-name="P12"><text:soft-page-break/>no – to slip / and 邪恶人</text:p>
            <text:p text:style-name="P12"/>
            <text:p text:style-name="P12">not / to tabernacle - land[토지</text:p>
          </table:table-cell>
        </table:table-row>
        <table:table-row>
          <table:table-cell table:style-name="表29.A2" office:value-type="string">
            <text:p text:style-name="P15">10:31</text:p>
            <text:p text:style-name="P15">לא <text:s/>פִּי-צַדִּיק, יָנוּב חָכְמָה; <text:s text:c="3"/>וּלְשׁוֹן תַּהְפֻּכוֹת, תִּכָּרֵת.<text:tab/></text:p>
          </table:table-cell>
          <table:table-cell table:style-name="表29.B2" office:value-type="string">
            <text:p text:style-name="P12"/>
            <text:p text:style-name="P12"/>
            <text:p text:style-name="P12">嘴巴 – 义人 / to produce[생산한다</text:p>
            <text:p text:style-name="P12">지혜 / and 혀</text:p>
            <text:p text:style-name="P12"/>
            <text:p text:style-name="P12">waywardness / to be cut off</text:p>
          </table:table-cell>
        </table:table-row>
        <table:table-row>
          <table:table-cell table:style-name="表29.A2" office:value-type="string">
            <text:p text:style-name="P15">10:32</text:p>
            <text:p text:style-name="P15">לב <text:s/>שִׂפְתֵי צַדִּיק, יֵדְעוּן רָצוֹן; <text:s text:c="3"/>וּפִי רְשָׁעִים, תַּהְפֻּכוֹת.</text:p>
          </table:table-cell>
          <table:table-cell table:style-name="表29.B2" office:value-type="string">
            <text:p text:style-name="P12"/>
            <text:p text:style-name="P12"/>
            <text:p text:style-name="P12">嘴唇 / 义人 / to know</text:p>
            <text:p text:style-name="P12"/>
            <text:p text:style-name="P12">承认 / and 嘴巴 / 邪恶人</text:p>
            <text:p text:style-name="P12"/>
            <text:p text:style-name="P12">waywardness[흔들리는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6_09084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</text:p>
            <text:p text:style-name="P15">מֹאזְנֵי מִרְמָה, תּוֹעֲבַת יְהוָה; <text:s text:c="3"/>וְאֶבֶן שְׁלֵמָה רְצוֹנוֹ.<text:tab/>1</text:p>
          </table:table-cell>
          <table:table-cell table:style-name="表29.B2" office:value-type="string">
            <text:p text:style-name="P12"/>
            <text:p text:style-name="P12"/>
            <text:p text:style-name="P12">scales / dec<text:span text:style-name="T8">eit[사기 / abhorrence</text:span></text:p>
            <text:p text:style-name="P13"/>
            <text:p text:style-name="P13">jehovah / and standard-weight / equitable</text:p>
            <text:p text:style-name="P13">approval[승인+his</text:p>
          </table:table-cell>
        </table:table-row>
        <table:table-row>
          <table:table-cell table:style-name="表29.A2" office:value-type="string">
            <text:p text:style-name="P15">11:2</text:p>
            <text:p text:style-name="P15">ב <text:s/>בָּא-זָדוֹן, וַיָּבֹא קָלוֹן; <text:s text:c="3"/>וְאֶת-צְנוּעִים חָכְמָה.<text:tab/>2</text:p>
          </table:table-cell>
          <table:table-cell table:style-name="表29.B2" office:value-type="string">
            <text:p text:style-name="P12"/>
            <text:p text:style-name="P12"/>
            <text:p text:style-name="P12">to come – arrogance / and to come / dishonor</text:p>
            <text:p text:style-name="P12">and with – meek-ones / 지혜</text:p>
          </table:table-cell>
        </table:table-row>
        <table:table-row>
          <table:table-cell table:style-name="表29.A2" office:value-type="string">
            <text:p text:style-name="P15">11:3</text:p>
            <text:p text:style-name="P15">ג <text:s/>תֻּמַּת יְשָׁרִים תַּנְחֵם; <text:s text:c="3"/><text:soft-page-break/>וְסֶלֶף בֹּגְדִים ושדם (יְשָׁדֵּם).<text:tab/>3</text:p>
          </table:table-cell>
          <table:table-cell table:style-name="表29.B2" office:value-type="string">
            <text:p text:style-name="P12"/>
            <text:p text:style-name="P12"/>
            <text:p text:style-name="P12">integrity / upright-ones / to guide+them</text:p>
            <text:p text:style-name="P12"><text:soft-page-break/>and subversion / ones-treacherous</text:p>
            <text:p text:style-name="P12">to devastate+them</text:p>
          </table:table-cell>
        </table:table-row>
        <table:table-row>
          <table:table-cell table:style-name="表29.A2" office:value-type="string">
            <text:p text:style-name="P15">11:4</text:p>
            <text:p text:style-name="P15">ד <text:s/>לֹא-יוֹעִיל הוֹן, </text:p>
            <text:p text:style-name="P15">בְּיוֹם עֶבְרָה; <text:s text:c="3"/>וּצְדָקָה, תַּצִּיל מִמָּוֶת.<text:tab/>4</text:p>
          </table:table-cell>
          <table:table-cell table:style-name="表29.B2" office:value-type="string">
            <text:p text:style-name="P12"/>
            <text:p text:style-name="P12"/>
            <text:p text:style-name="P12">not – to be benefitting / wealth</text:p>
            <text:p text:style-name="P12"/>
            <text:p text:style-name="P12">in. day / rage / and righteousness[정당성</text:p>
            <text:p text:style-name="P12">to rescue / from. 죽음</text:p>
          </table:table-cell>
        </table:table-row>
        <table:table-row>
          <table:table-cell table:style-name="表29.A2" office:value-type="string">
            <text:p text:style-name="P15">11:5</text:p>
            <text:p text:style-name="P15">ה <text:s/>צִדְקַת תָּמִים, </text:p>
            <text:p text:style-name="P15">תְּיַשֵּׁר דַּרְכּוֹ; <text:s text:c="3"/>וּבְרִשְׁעָתוֹ, יִפֹּל רָשָׁע.</text:p>
          </table:table-cell>
          <table:table-cell table:style-name="表29.B2" office:value-type="string">
            <text:p text:style-name="P12"/>
            <text:p text:style-name="P12"/>
            <text:p text:style-name="P12">정당성 / flawless-man[완벽한 사람</text:p>
            <text:p text:style-name="P12">to make straight / 길+그의 </text:p>
            <text:p text:style-name="P12"/>
            <text:p text:style-name="P12">and in. wickedness+his / to fall / </text:p>
          </table:table-cell>
        </table:table-row>
        <table:table-row>
          <table:table-cell table:style-name="表29.A2" office:value-type="string">
            <text:p text:style-name="P22">/] XXX 20200616_1003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18_155711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6</text:p>
            <text:p text:style-name="P15">צִדְקַת יְשָׁרִים, תַּצִּילֵם; <text:s text:c="3"/>וּבְהַוַּת, בֹּגְדִים</text:p>
            <text:p text:style-name="P15"><text:s/>יִלָּכֵדוּ.<text:tab/>6 </text:p>
          </table:table-cell>
          <table:table-cell table:style-name="表29.B2" office:value-type="string">
            <text:p text:style-name="P12"/>
            <text:p text:style-name="P12"/>
            <text:p text:style-name="P12">정당성 / 똑바른 사람 / to rescue</text:p>
            <text:p text:style-name="P12"/>
            <text:p text:style-name="P12">and in woe / ones-treacherous</text:p>
            <text:p text:style-name="P12"/>
            <text:p text:style-name="P12">to be seized</text:p>
          </table:table-cell>
        </table:table-row>
        <table:table-row>
          <table:table-cell table:style-name="表29.A2" office:value-type="string">
            <text:p text:style-name="P15">11:7</text:p>
            <text:p text:style-name="P15">ז <text:s/>בְּמוֹת אָדָם רָשָׁע, תֹּאבַד תִּקְוָה; <text:s text:c="3"/>וְתוֹחֶלֶת אוֹנִים אָבָדָה.<text:tab/>7</text:p>
          </table:table-cell>
          <table:table-cell table:style-name="表29.B2" office:value-type="string">
            <text:p text:style-name="P12"/>
            <text:p text:style-name="P12"/>
            <text:p text:style-name="P12">in. 죽음 / man / 사악한</text:p>
            <text:p text:style-name="P12"/>
            <text:p text:style-name="P12">to perish / 기대</text:p>
            <text:p text:style-name="P12"/>
            <text:p text:style-name="P12">and 희망 / lawless-man / to perish</text:p>
          </table:table-cell>
        </table:table-row>
        <text:soft-page-break/>
        <table:table-row>
          <table:table-cell table:style-name="表29.A2" office:value-type="string">
            <text:p text:style-name="P15">11:<text:span text:style-name="T8">8</text:span></text:p>
            <text:p text:style-name="P16">ח <text:s/>צַדִּיק, מִצָּרָה נֶחֱלָץ; <text:s text:c="3"/>וַיָּבֹא רָשָׁע תַּחְתָּיו.<text:tab/>8</text:p>
          </table:table-cell>
          <table:table-cell table:style-name="表29.B2" office:value-type="string">
            <text:p text:style-name="P12"/>
            <text:p text:style-name="P12"/>
            <text:p text:style-name="P12">의인 / from. distress / to be liberated</text:p>
            <text:p text:style-name="P12">and 온다 / 사악한 사람 / instead+him</text:p>
          </table:table-cell>
        </table:table-row>
        <table:table-row>
          <table:table-cell table:style-name="表29.A2" office:value-type="string">
            <text:p text:style-name="P15">11:9</text:p>
            <text:p text:style-name="P15">ט <text:s/>בְּפֶה--חָנֵף, יַשְׁחִת רֵעֵהוּ; <text:s text:c="3"/>וּבְדַעַת, צַדִּיקִים יֵחָלֵצוּ.<text:tab/>9</text:p>
          </table:table-cell>
          <table:table-cell table:style-name="表29.B2" office:value-type="string">
            <text:p text:style-name="P12"/>
            <text:p text:style-name="P12"/>
            <text:p text:style-name="P12">입에 <text:s/>– polluted-man / to ruin</text:p>
            <text:p text:style-name="P12"/>
            <text:p text:style-name="P12">associate+his / and in. 지식</text:p>
            <text:p text:style-name="P12"/>
            <text:p text:style-name="P12">의인들 / 해방된다</text:p>
          </table:table-cell>
        </table:table-row>
        <table:table-row>
          <table:table-cell table:style-name="表29.A2" office:value-type="string">
            <text:p text:style-name="P15">11:10</text:p>
            <text:p text:style-name="P15">י <text:s/>בְּטוּב צַדִּיקִים, תַּעֲלֹץ קִרְיָה; <text:s text:c="3"/>וּבַאֲבֹד רְשָׁעִים רִנָּה.</text:p>
          </table:table-cell>
          <table:table-cell table:style-name="表29.B2" office:value-type="string">
            <text:p text:style-name="P12"/>
            <text:p text:style-name="P12"/>
            <text:p text:style-name="P12">선에서 / 의인들 / to be glad[기쁘다</text:p>
            <text:p text:style-name="P12">도시 / and in to perish[멸망한다</text:p>
            <text:p text:style-name="P12"/>
            <text:p text:style-name="P12">사악한 사람들 / jubilee</text:p>
          </table:table-cell>
        </table:table-row>
        <table:table-row>
          <table:table-cell table:style-name="表29.A2" office:value-type="string">
            <text:p text:style-name="P22">/] XXX 20200618_16211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22">[XXX 20200620_10373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1</text:p>
            <text:p text:style-name="P15">בְּבִרְכַּת יְשָׁרִים, תָּרוּם קָרֶת; <text:s text:c="3"/>וּבְפִי רְשָׁעִים, תֵּהָרֵס.<text:tab/>11</text:p>
          </table:table-cell>
          <table:table-cell table:style-name="表29.B2" office:value-type="string">
            <text:p text:style-name="P12"/>
            <text:p text:style-name="P12"/>
            <text:p text:style-name="P12">in. 축복 / upright-ones / to be exalted</text:p>
            <text:p text:style-name="P12">도시 / and 입의 위해 / 사악한</text:p>
            <text:p text:style-name="P12"/>
            <text:p text:style-name="P12">to be demolished</text:p>
          </table:table-cell>
        </table:table-row>
        <table:table-row>
          <table:table-cell table:style-name="表29.A2" office:value-type="string">
            <text:p text:style-name="P15">11:12</text:p>
            <text:p text:style-name="P15">יב <text:s/>בָּז-לְרֵעֵהוּ</text:p>
            <text:p text:style-name="P15"><text:s/>חֲסַר-לֵב; <text:s text:c="3"/>וְאִישׁ תְּבוּנוֹת יַחֲרִישׁ.<text:tab/>12</text:p>
          </table:table-cell>
          <table:table-cell table:style-name="表29.B2" office:value-type="string">
            <text:p text:style-name="P12"/>
            <text:p text:style-name="P12"/>
            <text:p text:style-name="P12">one-despising – to. associate+his</text:p>
            <text:p text:style-name="P12">부족 – 심장 / and 사람</text:p>
            <text:p text:style-name="P12"/>
            <text:p text:style-name="P12">이해 / to be silent</text:p>
          </table:table-cell>
        </table:table-row>
        <text:soft-page-break/>
        <table:table-row>
          <table:table-cell table:style-name="表29.A2" office:value-type="string">
            <text:p text:style-name="P15">11:13</text:p>
            <text:p text:style-name="P15">יג <text:s/>הוֹלֵךְ רָכִיל, מְגַלֶּה-סּוֹד; <text:s text:c="3"/>וְנֶאֱמַן-רוּחַ, מְכַסֶּה דָבָר.<text:tab/>13 </text:p>
          </table:table-cell>
          <table:table-cell table:style-name="表29.B2" office:value-type="string">
            <text:p text:style-name="P12"/>
            <text:p text:style-name="P12"/>
            <text:p text:style-name="P12">one-going / talebearer / one-revealing</text:p>
            <text:p text:style-name="P12">deliberation / and one-faithful – spirit</text:p>
            <text:p text:style-name="P12">one-covering / matter</text:p>
          </table:table-cell>
        </table:table-row>
        <table:table-row>
          <table:table-cell table:style-name="表29.A2" office:value-type="string">
            <text:p text:style-name="P15">11:14</text:p>
            <text:p text:style-name="P15">יד <text:s/>בְּאֵין תַּחְבֻּלוֹת, יִפָּל-עָם; <text:s text:c="3"/>וּתְשׁוּעָה, בְּרֹב יוֹעֵץ.<text:tab/>14</text:p>
          </table:table-cell>
          <table:table-cell table:style-name="表29.B2" office:value-type="string">
            <text:p text:style-name="P12"/>
            <text:p text:style-name="P12"/>
            <text:p text:style-name="P12">in. not exist / 전략</text:p>
            <text:p text:style-name="P12"/>
            <text:p text:style-name="P12">to fall – people / and safety</text:p>
            <text:p text:style-name="P12"/>
            <text:p text:style-name="P12">in. many / one-counseling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1_09540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1:15</text:p>
            <text:p text:style-name="P15">טו <text:s/>רַע-יֵרוֹעַ, כִּי-עָרַב זָר; <text:s text:c="3"/>וְשֹׂנֵא</text:p>
            <text:p text:style-name="P15"><text:s/>תֹקְעִים בּוֹטֵחַ.</text:p>
          </table:table-cell>
          <table:table-cell table:style-name="表29.B2" office:value-type="string">
            <text:p text:style-name="P12"/>
            <text:p text:style-name="P12"/>
            <text:p text:style-name="P12">사악 – to be imperiled / for – surety</text:p>
            <text:p text:style-name="P12">alien-one / and one-hating</text:p>
            <text:p text:style-name="P12"/>
            <text:p text:style-name="P12">clasping hands / one-dwelling-in-trust</text:p>
          </table:table-cell>
        </table:table-row>
        <table:table-row>
          <table:table-cell table:style-name="表29.A2" office:value-type="string">
            <text:p text:style-name="P15">11:16</text:p>
            <text:p text:style-name="P15">אֵשֶׁת-חֵן, תִּתְמֹךְ כָּבוֹד; <text:s text:c="3"/>וְעָרִיצִים, יִתְמְכוּ-עֹשֶׁר.<text:tab/>16 </text:p>
          </table:table-cell>
          <table:table-cell table:style-name="表29.B2" office:value-type="string">
            <text:p text:style-name="P12"/>
            <text:p text:style-name="P12"/>
            <text:p text:style-name="P12">여자 – grace / to uphold / glory</text:p>
            <text:p text:style-name="P12"/>
            <text:p text:style-name="P12">and terrifying-man / to uphold - riches</text:p>
          </table:table-cell>
        </table:table-row>
        <table:table-row>
          <table:table-cell table:style-name="表29.A2" office:value-type="string">
            <text:p text:style-name="P15">11:17</text:p>
            <text:p text:style-name="P15">יז <text:s/>גֹּמֵל נַפְשׁוֹ, אִישׁ חָסֶד; <text:s text:c="3"/>וְעֹכֵר שְׁאֵרוֹ, <text:soft-page-break/>אַכְזָרִי.<text:tab/>17</text:p>
          </table:table-cell>
          <table:table-cell table:style-name="表29.B2" office:value-type="string">
            <text:p text:style-name="P12"/>
            <text:p text:style-name="P12"/>
            <text:p text:style-name="P12">one-weaning / 그의 영혼 / 남자</text:p>
            <text:p text:style-name="P12"/>
            <text:p text:style-name="P12">친절 / and one-troubling / <text:soft-page-break/>meat+his</text:p>
            <text:p text:style-name="P12">cruel-man</text:p>
          </table:table-cell>
        </table:table-row>
        <table:table-row>
          <table:table-cell table:style-name="表29.A2" office:value-type="string">
            <text:p text:style-name="P15">11:18</text:p>
            <text:p text:style-name="P15">יח <text:s/>רָשָׁע--עֹשֶׂה פְעֻלַּת-שָׁקֶר; <text:s text:c="3"/>וְזֹרֵעַ צְדָקָה, שֶׂכֶר אֱמֶת.<text:tab/>18 </text:p>
          </table:table-cell>
          <table:table-cell table:style-name="表29.B2" office:value-type="string">
            <text:p text:style-name="P12"/>
            <text:p text:style-name="P12"/>
            <text:p text:style-name="P12">사악한 사람 – making</text:p>
            <text:p text:style-name="P12"/>
            <text:p text:style-name="P12">임금 – 허위 / and one-sowing</text:p>
            <text:p text:style-name="P12"/>
            <text:p text:style-name="P12">정당성 / hire / faithfullness</text:p>
          </table:table-cell>
        </table:table-row>
        <table:table-row>
          <table:table-cell table:style-name="表29.A2" office:value-type="string">
            <text:p text:style-name="P22">/] XXX 20200621_10150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2_125953 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19</text:p>
            <text:p text:style-name="P15">יט <text:s/>כֵּן-צְדָקָה לְחַיִּים; <text:s text:c="3"/>וּמְרַדֵּף רָעָה לְמוֹתוֹ.<text:tab/>19</text:p>
          </table:table-cell>
          <table:table-cell table:style-name="表29.B2" office:value-type="string">
            <text:p text:style-name="P12"/>
            <text:p text:style-name="P12"/>
            <text:p text:style-name="P12">그래서 – 정당성 / to. 생명</text:p>
            <text:p text:style-name="P12"/>
            <text:p text:style-name="P12">and one-pursuing / 악 / to. 그의 죽음</text:p>
          </table:table-cell>
        </table:table-row>
        <table:table-row>
          <table:table-cell table:style-name="表29.A2" office:value-type="string">
            <text:p text:style-name="P15">11:20</text:p>
            <text:p text:style-name="P15">כ <text:s/>תּוֹעֲבַת יְהוָה, עִקְּשֵׁי-לֵב; <text:s text:c="3"/>וּרְצוֹנוֹ, תְּמִימֵי דָרֶךְ.</text:p>
          </table:table-cell>
          <table:table-cell table:style-name="表29.B2" office:value-type="string">
            <text:p text:style-name="P12"/>
            <text:p text:style-name="P12"/>
            <text:p text:style-name="P12">abhorrence[혐오 / jehovah</text:p>
            <text:p text:style-name="P12"/>
            <text:p text:style-name="P12">perverse-ones – 심장 / and approval+his[</text:p>
            <text:p text:style-name="P12">flawless-ones / way</text:p>
          </table:table-cell>
        </table:table-row>
        <table:table-row>
          <table:table-cell table:style-name="表29.A2" office:value-type="string">
            <text:p text:style-name="P15">11:21</text:p>
            <text:p text:style-name="P15">יָד לְיָד, לֹא-יִנָּקֶה רָּע; <text:s text:c="3"/>וְזֶרַע צַדִּיקִים נִמְלָט.<text:tab/>21 </text:p>
          </table:table-cell>
          <table:table-cell table:style-name="表29.B2" office:value-type="string">
            <text:p text:style-name="P12"/>
            <text:p text:style-name="P12"/>
            <text:p text:style-name="P12">had / to. hand / not – to be held innocent / evil-one</text:p>
            <text:p text:style-name="P12">and seed / righteous ones / to escape</text:p>
          </table:table-cell>
        </table:table-row>
        <table:table-row>
          <table:table-cell table:style-name="表29.A2" office:value-type="string">
            <text:p text:style-name="P15">11:22</text:p>
            <text:p text:style-name="P15"><text:soft-page-break/>כב <text:s/>נֶזֶם זָהָב, בְּאַף חֲזִיר-- <text:s text:c="3"/>אִשָּׁה יָפָה, וְסָרַת טָעַם.<text:tab/>22</text:p>
          </table:table-cell>
          <table:table-cell table:style-name="表29.B2" office:value-type="string">
            <text:p text:style-name="P12"/>
            <text:p text:style-name="P12"/>
            <text:p text:style-name="P12"><text:soft-page-break/>pendant / gold / in. snout</text:p>
            <text:p text:style-name="P12"/>
            <text:p text:style-name="P12">swine / woman / lovely</text:p>
            <text:p text:style-name="P12"/>
            <text:p text:style-name="P12">and to withdraw / discretion</text:p>
          </table:table-cell>
        </table:table-row>
        <table:table-row>
          <table:table-cell table:style-name="表29.A2" office:value-type="string">
            <text:p text:style-name="P15">11:23</text:p>
            <text:p text:style-name="P15">כג <text:s/>תַּאֲוַת צַדִּיקִים </text:p>
            <text:p text:style-name="P15">אַךְ-טוֹב; <text:s text:c="3"/>תִּקְוַת רְשָׁעִים עֶבְרָה.<text:tab/>23</text:p>
          </table:table-cell>
          <table:table-cell table:style-name="表29.B2" office:value-type="string">
            <text:p text:style-name="P12"/>
            <text:p text:style-name="P12"/>
            <text:p text:style-name="P12">yearning / 의인들 / </text:p>
            <text:p text:style-name="P12"/>
            <text:p text:style-name="P12">yea – good / 기대</text:p>
            <text:p text:style-name="P12"/>
            <text:p text:style-name="P12">사악한 사람 / rage[분노</text:p>
          </table:table-cell>
        </table:table-row>
        <table:table-row>
          <table:table-cell table:style-name="表29.A2" office:value-type="string">
            <text:p text:style-name="P15">11:24</text:p>
            <text:p text:style-name="P15">כד <text:s/>יֵשׁ מְפַזֵּר, וְנוֹסָף עוֹד; <text:s text:c="3"/>וְחֹשֵׂךְ מִיֹּשֶׁר, אַךְ-לְמַחְסוֹר.<text:tab/>24 </text:p>
          </table:table-cell>
          <table:table-cell table:style-name="表29.B2" office:value-type="string">
            <text:p text:style-name="P12"/>
            <text:p text:style-name="P12"/>
            <text:p text:style-name="P12">there is / one-dispersing / and one-being-added </text:p>
            <text:p text:style-name="P12">more / and one-keeping-back / from uprightness</text:p>
            <text:p text:style-name="P12">yea – to. lack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3_094026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1:25</text:p>
            <text:p text:style-name="P15">כה <text:s/>נֶפֶשׁ-בְּרָכָה תְדֻשָּׁן; <text:s text:c="3"/>וּמַרְוֶה, גַּם-הוּא יוֹרֶא.</text:p>
          </table:table-cell>
          <table:table-cell table:style-name="表29.B2" office:value-type="string">
            <text:p text:style-name="P12"/>
            <text:p text:style-name="P12"/>
            <text:p text:style-name="P12">영혼 – 축복 / to be made sleek</text:p>
            <text:p text:style-name="P12"/>
            <text:p text:style-name="P12">and sat<text:span text:style-name="T8">iating / moreover – he / to be directed</text:span></text:p>
          </table:table-cell>
        </table:table-row>
        <table:table-row>
          <table:table-cell table:style-name="表29.A2" office:value-type="string">
            <text:p text:style-name="P15">11:26</text:p>
            <text:p text:style-name="P15">מֹנֵעַ בָּר, יִקְּבֻהוּ </text:p>
            <text:p text:style-name="P15">לְאוֹם; <text:s text:c="3"/>וּבְרָכָה, לְרֹאשׁ מַשְׁבִּיר.<text:tab/>26 </text:p>
          </table:table-cell>
          <table:table-cell table:style-name="表29.B2" office:value-type="string">
            <text:p text:style-name="P12"/>
            <text:p text:style-name="P12"/>
            <text:p text:style-name="P12">to withhold / cereal / to blaspheme+him</text:p>
            <text:p text:style-name="P12">folkstem / and blessing</text:p>
            <text:p text:style-name="P12"/>
            <text:p text:style-name="P12">to. head / to retail</text:p>
          </table:table-cell>
        </table:table-row>
        <table:table-row>
          <table:table-cell table:style-name="表29.A2" office:value-type="string">
            <text:p text:style-name="P15">11:27</text:p>
            <text:p text:style-name="P15"><text:soft-page-break/>כז <text:s/>שֹׁחֵר טוֹב, יְבַקֵּשׁ רָצוֹן; <text:s text:c="3"/>וְדֹרֵשׁ רָעָה תְבוֹאֶנּוּ.<text:tab/>27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ek early / good / to seek</text:p>
            <text:p text:style-name="P12"/>
            <text:p text:style-name="P12">approval / and to inquire /evil</text:p>
            <text:p text:style-name="P12"/>
            <text:p text:style-name="P12">to come+him</text:p>
          </table:table-cell>
        </table:table-row>
        <table:table-row>
          <table:table-cell table:style-name="表29.A2" office:value-type="string">
            <text:p text:style-name="P15">11:28</text:p>
            <text:p text:style-name="P15">כח <text:s/>בּוֹטֵחַ בְּעָשְׁרוֹ, הוּא יִפּוֹל; <text:s text:c="3"/>וְכֶעָלֶה, צַדִּיקִים יִפְרָחוּ.<text:tab/>28 </text:p>
          </table:table-cell>
          <table:table-cell table:style-name="表29.B2" office:value-type="string">
            <text:p text:style-name="P12"/>
            <text:p text:style-name="P12"/>
            <text:p text:style-name="P12">to trust / in. riches+his / he</text:p>
            <text:p text:style-name="P12"/>
            <text:p text:style-name="P12">to fall / and as leaf / righteous ones</text:p>
            <text:p text:style-name="P12">to bud</text:p>
          </table:table-cell>
        </table:table-row>
        <table:table-row>
          <table:table-cell table:style-name="表29.A2" office:value-type="string">
            <text:p text:style-name="P15">11:29</text:p>
            <text:p text:style-name="P15">כט <text:s/>עֹכֵר בֵּיתוֹ, יִנְחַל-רוּחַ; <text:s text:c="3"/>וְעֶבֶד אֱוִיל, לַחֲכַם-לֵב.<text:tab/>29</text:p>
          </table:table-cell>
          <table:table-cell table:style-name="表29.B2" office:value-type="string">
            <text:p text:style-name="P12"/>
            <text:p text:style-name="P12"/>
            <text:p text:style-name="P12">to trouble / house+his / to be allotted</text:p>
            <text:p text:style-name="P12">wind / and servant / fool</text:p>
            <text:p text:style-name="P12"/>
            <text:p text:style-name="P12">to. wise - heart</text:p>
          </table:table-cell>
        </table:table-row>
        <table:table-row>
          <table:table-cell table:style-name="表29.A2" office:value-type="string">
            <text:p text:style-name="P15">11:30</text:p>
            <text:p text:style-name="P15">ל <text:s/>פְּרִי-צַדִּיק, עֵץ חַיִּים; <text:s text:c="3"/>וְלֹקֵחַ נְפָשׁוֹת חָכָם.<text:tab/>30 </text:p>
          </table:table-cell>
          <table:table-cell table:style-name="表29.B2" office:value-type="string">
            <text:p text:style-name="P12"/>
            <text:p text:style-name="P12"/>
            <text:p text:style-name="P12">fruit – 의인 / tree / lives</text:p>
            <text:p text:style-name="P12"/>
            <text:p text:style-name="P12">and to take / souls / wise </text:p>
          </table:table-cell>
        </table:table-row>
        <table:table-row>
          <table:table-cell table:style-name="表29.A2" office:value-type="string">
            <text:p text:style-name="P15">11:31</text:p>
            <text:p text:style-name="P15">לא <text:s/>הֵן צַדִּיק, בָּאָרֶץ יְשֻׁלָּם; <text:s text:c="3"/>אַף, כִּי-רָשָׁע וְחוֹטֵא.</text:p>
          </table:table-cell>
          <table:table-cell table:style-name="表29.B2" office:value-type="string">
            <text:p text:style-name="P12"/>
            <text:p text:style-name="P12"/>
            <text:p text:style-name="P12">behold! / 의인 / in. earth</text:p>
            <text:p text:style-name="P12"/>
            <text:p text:style-name="P12">to receive payment / indeed / that – wicked</text:p>
            <text:p text:style-name="P12">and to sin</text:p>
          </table:table-cell>
        </table:table-row>
        <table:table-row>
          <table:table-cell table:style-name="表29.A2" office:value-type="string">
            <text:p text:style-name="P22">/] XXX 20200623_10224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4_132216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1</text:p>
            <text:p text:style-name="P15">אֹהֵב מוּסָר, אֹהֵב דָּעַת; <text:s text:c="3"/>וְשׂוֹנֵא תוֹכַחַת בָּעַר.<text:tab/>1 </text:p>
          </table:table-cell>
          <table:table-cell table:style-name="表29.B2" office:value-type="string">
            <text:p text:style-name="P12"/>
            <text:p text:style-name="P12"/>
            <text:p text:style-name="P12">to love / admonition / to love </text:p>
            <text:p text:style-name="P12"/>
            <text:p text:style-name="P12">knowledge / and to hate / correction</text:p>
            <text:p text:style-name="P12">brutish</text:p>
          </table:table-cell>
        </table:table-row>
        <table:table-row>
          <table:table-cell table:style-name="表29.A2" office:value-type="string">
            <text:p text:style-name="P15">12:2</text:p>
            <text:p text:style-name="P15">ב <text:s/>טוֹב--יָפִיק רָצוֹן, מֵיְהוָה; <text:s text:c="3"/>וְאִישׁ מְזִמּוֹת יַרְשִׁיעַ.<text:tab/>2 </text:p>
          </table:table-cell>
          <table:table-cell table:style-name="表29.B2" office:value-type="string">
            <text:p text:style-name="P12"/>
            <text:p text:style-name="P12"/>
            <text:p text:style-name="P12">good – to gain hold / approval</text:p>
            <text:p text:style-name="P12"/>
            <text:p text:style-name="P12">from jehovah / and man / schemes</text:p>
            <text:p text:style-name="P12">to condemn</text:p>
          </table:table-cell>
        </table:table-row>
        <table:table-row>
          <table:table-cell table:style-name="表29.A2" office:value-type="string">
            <text:p text:style-name="P15">12:3</text:p>
            <text:p text:style-name="P15">ג <text:s/>לֹא-יִכּוֹן אָדָם</text:p>
            <text:p text:style-name="P15"><text:s/>בְּרֶשַׁע; <text:s text:c="3"/>וְשֹׁרֶשׁ צַדִּיקִים, בַּל-יִמּוֹט.<text:tab/>3</text:p>
          </table:table-cell>
          <table:table-cell table:style-name="表29.B2" office:value-type="string">
            <text:p text:style-name="P12"/>
            <text:p text:style-name="P12"/>
            <text:p text:style-name="P12">not – to be established / man</text:p>
            <text:p text:style-name="P12"/>
            <text:p text:style-name="P12">in. wickedness / and root</text:p>
            <text:p text:style-name="P12"/>
            <text:p text:style-name="P12">righteous people / no – to slip</text:p>
          </table:table-cell>
        </table:table-row>
        <table:table-row>
          <table:table-cell table:style-name="表29.A2" office:value-type="string">
            <text:p text:style-name="P15">12:4</text:p>
            <text:p text:style-name="P15">ד <text:s/>אֵשֶׁת-חַיִל, עֲטֶרֶת בַּעְלָהּ; <text:s text:c="3"/>וּכְרָקָב בְּעַצְמוֹתָיו מְבִישָׁה.<text:tab/>4</text:p>
          </table:table-cell>
          <table:table-cell table:style-name="表29.B2" office:value-type="string">
            <text:p text:style-name="P12"/>
            <text:p text:style-name="P12"/>
            <text:p text:style-name="P12">woman – ability / crown</text:p>
            <text:p text:style-name="P12"/>
            <text:p text:style-name="P12">possessor+her / and as rottenness</text:p>
            <text:p text:style-name="P12">in. bones+his / to bring shame</text:p>
          </table:table-cell>
        </table:table-row>
        <table:table-row>
          <table:table-cell table:style-name="表29.A2" office:value-type="string">
            <text:p text:style-name="P15">12:5</text:p>
            <text:p text:style-name="P15">ה <text:s/>מַחְשְׁבוֹת צַדִּיקִים מִשְׁפָּט; <text:s text:c="3"/>תַּחְבֻּלוֹת רְשָׁעִים מִרְמָה.<text:tab/>5</text:p>
          </table:table-cell>
          <table:table-cell table:style-name="表29.B2" office:value-type="string">
            <text:p text:style-name="P12"/>
            <text:p text:style-name="P12"/>
            <text:p text:style-name="P12">designs / uiindeul:k</text:p>
            <text:p text:style-name="P12"/>
            <text:p text:style-name="P12">judgement / strategies</text:p>
            <text:p text:style-name="P12"/>
            <text:p text:style-name="P12">wicked ones / dec<text:span text:style-name="T8">eit</text:span></text:p>
          </table:table-cell>
        </table:table-row>
        <table:table-row>
          <table:table-cell table:style-name="表29.A2" office:value-type="string">
            <text:p text:style-name="P15">12:6</text:p>
            <text:p text:style-name="P15"><text:soft-page-break/>ו <text:s/>דִּבְרֵי רְשָׁעִים אֱרָב-דָּם; <text:s text:c="2"/></text:p>
            <text:p text:style-name="P15"><text:s/>וּפִי יְשָׁרִים, יַצִּילֵם.<text:tab/>6</text:p>
          </table:table-cell>
          <table:table-cell table:style-name="表29.B2" office:value-type="string">
            <text:p text:style-name="P12"/>
            <text:p text:style-name="P12"/>
            <text:p text:style-name="P12"><text:soft-page-break/>words / wicked ones / to ambush – blood</text:p>
            <text:p text:style-name="P12"/>
            <text:p text:style-name="P12"/>
            <text:p text:style-name="P12">and mouth / upright ones / to rescue+them</text:p>
          </table:table-cell>
        </table:table-row>
        <table:table-row>
          <table:table-cell table:style-name="表29.A2" office:value-type="string">
            <text:p text:style-name="P15">12:7</text:p>
            <text:p text:style-name="P15">ז <text:s/>הָפוֹךְ רְשָׁעִים וְאֵינָם; <text:s text:c="3"/>וּבֵית צַדִּיקִים יַעֲמֹד.<text:tab/>7</text:p>
          </table:table-cell>
          <table:table-cell table:style-name="表29.B2" office:value-type="string">
            <text:p text:style-name="P12"/>
            <text:p text:style-name="P12"/>
            <text:p text:style-name="P12">to overturn / wicked ones / and no+them</text:p>
            <text:p text:style-name="P12">and house / uiindeul / to stand</text:p>
          </table:table-cell>
        </table:table-row>
        <table:table-row>
          <table:table-cell table:style-name="表29.A2" office:value-type="string">
            <text:p text:style-name="P22">/] XXX 20200624_1353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5_112320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8</text:p>
            <text:p text:style-name="P15">ח <text:s/>לְפִי-שִׂכְלוֹ, </text:p>
            <text:p text:style-name="P15">יְהֻלַּל-אִישׁ; <text:s text:c="3"/>וְנַעֲוֵה-לֵב, יִהְיֶה לָבוּז.</text:p>
          </table:table-cell>
          <table:table-cell table:style-name="表29.B2" office:value-type="string">
            <text:p text:style-name="P12"/>
            <text:p text:style-name="P12"/>
            <text:p text:style-name="P12">to. mouth – intelligence+his</text:p>
            <text:p text:style-name="P12"/>
            <text:p text:style-name="P12">to be praised – man / and to be depraved – simjang:k</text:p>
            <text:p text:style-name="P12"><text:s/>/ to become / to. contempt</text:p>
          </table:table-cell>
        </table:table-row>
        <table:table-row>
          <table:table-cell table:style-name="表29.A2" office:value-type="string">
            <text:p text:style-name="P15">12:9</text:p>
            <text:p text:style-name="P15">טוֹב נִקְלֶה, וְעֶבֶד לוֹ-- <text:s text:c="3"/>מִמִּתְכַּבֵּד, וַחֲסַר-לָחֶם.<text:tab/>9 </text:p>
          </table:table-cell>
          <table:table-cell table:style-name="表29.B2" office:value-type="string">
            <text:p text:style-name="P12"/>
            <text:p text:style-name="P12"/>
            <text:p text:style-name="P12">good / to be slighted / and servant / to+him</text:p>
            <text:p text:style-name="P12">from glorifying himself / and lacking - bread</text:p>
          </table:table-cell>
        </table:table-row>
        <table:table-row>
          <table:table-cell table:style-name="表29.A2" office:value-type="string">
            <text:p text:style-name="P15">12:10</text:p>
            <text:p text:style-name="P15">י <text:s/>יוֹדֵעַ צַדִּיק, נֶפֶשׁ בְּהֶמְתּוֹ; <text:s text:c="3"/>וְרַחֲמֵי רְשָׁעִים, אַכְזָרִי.<text:tab/>10</text:p>
          </table:table-cell>
          <table:table-cell table:style-name="表29.B2" office:value-type="string">
            <text:p text:style-name="P12"/>
            <text:p text:style-name="P12"/>
            <text:p text:style-name="P12">to know / uiin / soul</text:p>
            <text:p text:style-name="P12"/>
            <text:p text:style-name="P12">beast+his / and compassion</text:p>
            <text:p text:style-name="P12"/>
            <text:p text:style-name="P12">wicked ones / cruel</text:p>
          </table:table-cell>
        </table:table-row>
        <table:table-row>
          <table:table-cell table:style-name="表29.A2" office:value-type="string">
            <text:p text:style-name="P15">12:11</text:p>
            <text:p text:style-name="P15"><text:soft-page-break/>יא <text:s/>עֹבֵד אַדְמָתוֹ, יִשְׂבַּע-לָחֶם; <text:s text:c="3"/>וּמְרַדֵּף רֵיקִים חֲסַר-לֵב.<text:tab/>11 </text:p>
          </table:table-cell>
          <table:table-cell table:style-name="表29.B2" office:value-type="string">
            <text:p text:style-name="P12"/>
            <text:p text:style-name="P12"/>
            <text:p text:style-name="P12"><text:soft-page-break/>to serve / ground+his</text:p>
            <text:p text:style-name="P12"/>
            <text:p text:style-name="P12">to be sat<text:span text:style-name="T8">isfied – bread / and to pursue</text:span></text:p>
            <text:p text:style-name="P13">empty things / lacking - simjang</text:p>
          </table:table-cell>
        </table:table-row>
        <table:table-row>
          <table:table-cell table:style-name="表29.A2" office:value-type="string">
            <text:p text:style-name="P15">12:12</text:p>
            <text:p text:style-name="P15">יב <text:s/>חָמַד רָשָׁע, מְצוֹד רָעִים; <text:s text:c="3"/>וְשֹׁרֶשׁ צַדִּיקִים יִתֵּן.<text:tab/>12</text:p>
          </table:table-cell>
          <table:table-cell table:style-name="表29.B2" office:value-type="string">
            <text:p text:style-name="P12"/>
            <text:p text:style-name="P12"/>
            <text:p text:style-name="P12">to covet / wicked one / weir</text:p>
            <text:p text:style-name="P12"/>
            <text:p text:style-name="P12">evil men / and root / uiindeul</text:p>
            <text:p text:style-name="P12"/>
            <text:p text:style-name="P12">to give</text:p>
          </table:table-cell>
        </table:table-row>
        <table:table-row>
          <table:table-cell table:style-name="表29.A2" office:value-type="string">
            <text:p text:style-name="P15">12:13</text:p>
            <text:p text:style-name="P15">יג <text:s/>בְּפֶשַׁע שְׂפָתַיִם, מוֹקֵשׁ רָע; <text:s text:c="3"/>וַיֵּצֵא מִצָּרָה צַדִּיק.<text:tab/>13</text:p>
          </table:table-cell>
          <table:table-cell table:style-name="表29.B2" office:value-type="string">
            <text:p text:style-name="P12"/>
            <text:p text:style-name="P12"/>
            <text:p text:style-name="P12">in. transgression / lips</text:p>
            <text:p text:style-name="P12"/>
            <text:p text:style-name="P12">trap / evil one / and to come forth</text:p>
            <text:p text:style-name="P12"/>
            <text:p text:style-name="P12">from. distress / uiin</text:p>
          </table:table-cell>
        </table:table-row>
        <table:table-row>
          <table:table-cell table:style-name="表29.A2" office:value-type="string">
            <text:p text:style-name="P15">12:14</text:p>
            <text:p text:style-name="P15">יד <text:s/>מִפְּרִי פִי-אִישׁ, יִשְׂבַּע-טוֹב; <text:s text:c="3"/>וּגְמוּל יְדֵי-אָדָם, ישוב (יָשִׁיב) לוֹ.<text:tab/>14</text:p>
          </table:table-cell>
          <table:table-cell table:style-name="表29.B2" office:value-type="string">
            <text:p text:style-name="P12"/>
            <text:p text:style-name="P12"/>
            <text:p text:style-name="P12">from. fruit / that <text:s/>mand</text:p>
            <text:p text:style-name="P12"/>
            <text:p text:style-name="P12">to be sat<text:span text:style-name="T8">isfied – good / and requital</text:span></text:p>
            <text:p text:style-name="P13">hands – man / to return</text:p>
            <text:p text:style-name="P13"/>
            <text:p text:style-name="P13">to+him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7_11252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15</text:p>
            <text:p text:style-name="P15">טו <text:s/>דֶּרֶךְ אֱוִיל, יָשָׁר בְּעֵינָיו; <text:s text:c="3"/>וְשֹׁמֵעַ לְעֵצָה <text:soft-page-break/>חָכָם.</text:p>
          </table:table-cell>
          <table:table-cell table:style-name="表29.B2" office:value-type="string">
            <text:p text:style-name="P12"/>
            <text:p text:style-name="P12"/>
            <text:p text:style-name="P12">way / fool / upright</text:p>
            <text:p text:style-name="P12"/>
            <text:p text:style-name="P12">in. eyes+his / and to listen / to. counsel</text:p>
            <text:p text:style-name="P12"><text:soft-page-break/></text:p>
            <text:p text:style-name="P12">wise man</text:p>
          </table:table-cell>
        </table:table-row>
        <table:table-row>
          <table:table-cell table:style-name="表29.A2" office:value-type="string">
            <text:p text:style-name="P15">12:16</text:p>
            <text:p text:style-name="P15"><text:s/>אֱוִיל--בַּיּוֹם, יִוָּדַע כַּעְסוֹ; <text:s text:c="3"/>וְכֹסֶה קָלוֹן עָרוּם.<text:tab/>16 </text:p>
          </table:table-cell>
          <table:table-cell table:style-name="表29.B2" office:value-type="string">
            <text:p text:style-name="P12"/>
            <text:p text:style-name="P12"/>
            <text:p text:style-name="P12">fool – in. day / to make known</text:p>
            <text:p text:style-name="P12"/>
            <text:p text:style-name="P12">vexation+his / and to cover up / dishonor</text:p>
            <text:p text:style-name="P12">crafty man</text:p>
          </table:table-cell>
        </table:table-row>
        <table:table-row>
          <table:table-cell table:style-name="表29.A2" office:value-type="string">
            <text:p text:style-name="P15">12:17</text:p>
            <text:p text:style-name="P15">יז <text:s/>יָפִיחַ אֱמוּנָה, יַגִּיד צֶדֶק; <text:s text:c="3"/>וְעֵד שְׁקָרִים מִרְמָה.<text:tab/>17</text:p>
          </table:table-cell>
          <table:table-cell table:style-name="表29.B2" office:value-type="string">
            <text:p text:style-name="P12"/>
            <text:p text:style-name="P12"/>
            <text:p text:style-name="P12">to puff / faithfullness / to tell</text:p>
            <text:p text:style-name="P12"/>
            <text:p text:style-name="P12">righteousness / and witness / falsehoods</text:p>
            <text:p text:style-name="P12">dec<text:span text:style-name="T8">eit</text:span></text:p>
          </table:table-cell>
        </table:table-row>
        <table:table-row>
          <table:table-cell table:style-name="表29.A2" office:value-type="string">
            <text:p text:style-name="P15">12:18</text:p>
            <text:p text:style-name="P15">יח <text:s/>יֵשׁ בּוֹטֶה, כְּמַדְקְרוֹת חָרֶב; <text:s text:c="3"/>וּלְשׁוֹן חֲכָמִים מַרְפֵּא.<text:tab/>18</text:p>
          </table:table-cell>
          <table:table-cell table:style-name="表29.B2" office:value-type="string">
            <text:p text:style-name="P12"/>
            <text:p text:style-name="P12"/>
            <text:p text:style-name="P12">there is / to talk</text:p>
            <text:p text:style-name="P12"/>
            <text:p text:style-name="P12">as stabbings / sword</text:p>
            <text:p text:style-name="P12"/>
            <text:p text:style-name="P12">and tongue / wise men / healing</text:p>
          </table:table-cell>
        </table:table-row>
        <table:table-row>
          <table:table-cell table:style-name="表29.A2" office:value-type="string">
            <text:p text:style-name="P15">12:19</text:p>
            <text:p text:style-name="P15">יט <text:s/>שְׂפַת-אֱמֶת, תִּכּוֹן לָעַד; <text:s text:c="3"/>וְעַד-אַרְגִּיעָה, לְשׁוֹן שָׁקֶר.</text:p>
          </table:table-cell>
          <table:table-cell table:style-name="表29.B2" office:value-type="string">
            <text:p text:style-name="P12"/>
            <text:p text:style-name="P12"/>
            <text:p text:style-name="P12">lip – truth / to be established</text:p>
            <text:p text:style-name="P12"/>
            <text:p text:style-name="P12">to. future / and further – to make momentary</text:p>
            <text:p text:style-name="P12">tongue / falsehood</text:p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28_141944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2:20</text:p>
            <text:p text:style-name="P15"><text:soft-page-break/>מִרְמָה, בְּלֶב-חֹרְשֵׁי רָע; <text:s text:c="3"/>וּלְיֹעֲצֵי שָׁלוֹם שִׂמְחָה.<text:tab/>20 </text:p>
          </table:table-cell>
          <table:table-cell table:style-name="表29.B2" office:value-type="string">
            <text:p text:style-name="P12"/>
            <text:p text:style-name="P12"/>
            <text:p text:style-name="P12"><text:soft-page-break/>dec<text:span text:style-name="T8">eit / in. heart – to engross / evil</text:span></text:p>
            <text:p text:style-name="P13">and to. to counsel / peace / to rejoice</text:p>
          </table:table-cell>
        </table:table-row>
        <table:table-row>
          <table:table-cell table:style-name="表29.A2" office:value-type="string">
            <text:p text:style-name="P15">12:21</text:p>
            <text:p text:style-name="P15">כא <text:s/>לֹא-יְאֻנֶּה לַצַּדִּיק כָּל-אָוֶן; <text:s text:c="3"/>וּרְשָׁעִים, מָלְאוּ רָע.<text:tab/>21</text:p>
          </table:table-cell>
          <table:table-cell table:style-name="表29.B2" office:value-type="string">
            <text:p text:style-name="P12"/>
            <text:p text:style-name="P12"/>
            <text:p text:style-name="P12">not – to be fate / to. righteous</text:p>
            <text:p text:style-name="P12"/>
            <text:p text:style-name="P12">every – lawlessness / and evil person</text:p>
            <text:p text:style-name="P12">to be filled / evil</text:p>
          </table:table-cell>
        </table:table-row>
        <table:table-row>
          <table:table-cell table:style-name="表29.A2" office:value-type="string">
            <text:p text:style-name="P15">12:22</text:p>
            <text:p text:style-name="P15">כב <text:s/>תּוֹעֲבַת יְהוָה, שִׂפְתֵי-שָׁקֶר; <text:s text:c="3"/>וְעֹשֵׂי אֱמוּנָה רְצוֹנוֹ.<text:tab/>22</text:p>
          </table:table-cell>
          <table:table-cell table:style-name="表29.B2" office:value-type="string">
            <text:p text:style-name="P12"/>
            <text:p text:style-name="P12"/>
            <text:p text:style-name="P12">abhorrence / jehovah</text:p>
            <text:p text:style-name="P12"/>
            <text:p text:style-name="P12">lips – falsehood / and to do</text:p>
            <text:p text:style-name="P12"/>
            <text:p text:style-name="P12">faithfulness / approval+his</text:p>
          </table:table-cell>
        </table:table-row>
        <table:table-row>
          <table:table-cell table:style-name="表29.A2" office:value-type="string">
            <text:p text:style-name="P15">12:23</text:p>
            <text:p text:style-name="P15">כג <text:s/>אָדָם עָרוּם, כֹּסֶה דָּעַת; <text:s text:c="3"/>וְלֵב כְּסִילִים, יִקְרָא אִוֶּלֶת.<text:tab/>23</text:p>
          </table:table-cell>
          <table:table-cell table:style-name="表29.B2" office:value-type="string">
            <text:p text:style-name="P12"/>
            <text:p text:style-name="P12"/>
            <text:p text:style-name="P12">man / crafty / to cover</text:p>
            <text:p text:style-name="P12"/>
            <text:p text:style-name="P12">knowledge / and heart / stupid ones</text:p>
            <text:p text:style-name="P12">to proclaim / folly</text:p>
            <text:p text:style-name="P12"/>
          </table:table-cell>
        </table:table-row>
        <table:table-row>
          <table:table-cell table:style-name="表29.A2" office:value-type="string">
            <text:p text:style-name="P15">12:24</text:p>
            <text:p text:style-name="P15">כד <text:s/>יַד-חָרוּצִים תִּמְשׁוֹל; <text:s text:c="3"/>וּרְמִיָּה, תִּהְיֶה לָמַס.</text:p>
          </table:table-cell>
          <table:table-cell table:style-name="表29.B2" office:value-type="string">
            <text:p text:style-name="P12"/>
            <text:p text:style-name="P12"/>
            <text:p text:style-name="P12">hand – keen</text:p>
            <text:p text:style-name="P12"/>
            <text:p text:style-name="P12">to rule / and dec<text:span text:style-name="T8">eit</text:span></text:p>
            <text:p text:style-name="P13"/>
            <text:p text:style-name="P13">to become / to. tribute</text:p>
          </table:table-cell>
        </table:table-row>
        <table:table-row>
          <table:table-cell table:style-name="表29.A2" office:value-type="string">
            <text:p text:style-name="P22">/] XXX 20200628_1430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7"/>
          </table:table-cell>
        </table:table-row>
        <text:soft-page-break/>
        <table:table-row>
          <table:table-cell table:style-name="表29.A2" office:value-type="string">
            <text:p text:style-name="P15">12:25</text:p>
            <text:p text:style-name="P15">דְּאָגָה בְלֶב-אִישׁ יַשְׁחֶנָּה; <text:s text:c="3"/>וְדָבָר טוֹב יְשַׂמְּחֶנָּה.<text:tab/>25 </text:p>
          </table:table-cell>
          <table:table-cell table:style-name="表29.B2" office:value-type="string">
            <text:p text:style-name="P12"/>
            <text:p text:style-name="P12"/>
            <text:p text:style-name="P12">anxiety / in. heart – man</text:p>
            <text:p text:style-name="P12"/>
            <text:p text:style-name="P12">/ to bow down+her / and word / good</text:p>
            <text:p text:style-name="P12">to make rejoice+her</text:p>
          </table:table-cell>
        </table:table-row>
        <table:table-row>
          <table:table-cell table:style-name="表29.A2" office:value-type="string">
            <text:p text:style-name="P15">12:26</text:p>
            <text:p text:style-name="P15">כו <text:s/>יָתֵר מֵרֵעֵהוּ </text:p>
            <text:p text:style-name="P15">צַדִּיק; <text:s text:c="3"/>וְדֶרֶךְ רְשָׁעִים תַּתְעֵם.<text:tab/>26 </text:p>
          </table:table-cell>
          <table:table-cell table:style-name="表29.B2" office:value-type="string">
            <text:p text:style-name="P12"/>
            <text:p text:style-name="P12"/>
            <text:p text:style-name="P12">to explore / from. associate+his</text:p>
            <text:p text:style-name="P12"/>
            <text:p text:style-name="P12">uiin / and way / wicked ones</text:p>
            <text:p text:style-name="P12"/>
            <text:p text:style-name="P12">to lead astray+them</text:p>
          </table:table-cell>
        </table:table-row>
        <table:table-row>
          <table:table-cell table:style-name="表29.A2" office:value-type="string">
            <text:p text:style-name="P15">12:27</text:p>
            <text:p text:style-name="P15">כז <text:s/>לֹא-יַחֲרֹךְ רְמִיָּה צֵידוֹ; <text:s text:c="3"/>וְהוֹן-אָדָם</text:p>
            <text:p text:style-name="P15"><text:s/>יָקָר חָרוּץ.<text:tab/>27</text:p>
          </table:table-cell>
          <table:table-cell table:style-name="表29.B2" office:value-type="string">
            <text:p text:style-name="P12"/>
            <text:p text:style-name="P12"/>
            <text:p text:style-name="P12">not – to singe / dec<text:span text:style-name="T8">eptive man</text:span></text:p>
            <text:p text:style-name="P13"/>
            <text:p text:style-name="P13">game+his / and wealth – man</text:p>
            <text:p text:style-name="P13"/>
            <text:p text:style-name="P13">precious / keen</text:p>
          </table:table-cell>
        </table:table-row>
        <table:table-row>
          <table:table-cell table:style-name="表29.A2" office:value-type="string">
            <text:p text:style-name="P15">12:28</text:p>
            <text:p text:style-name="P15">כח <text:s/>בְּאֹרַח-צְדָקָה חַיִּים; <text:s text:c="3"/>וְדֶרֶךְ נְתִיבָה אַל-מָוֶת.</text:p>
          </table:table-cell>
          <table:table-cell table:style-name="表29.B2" office:value-type="string">
            <text:p text:style-name="P12"/>
            <text:p text:style-name="P12"/>
            <text:p text:style-name="P12">in. path – ui</text:p>
            <text:p text:style-name="P12"/>
            <text:p text:style-name="P12">lives / and way / track</text:p>
            <text:p text:style-name="P12"/>
            <text:p text:style-name="P12">must not - death</text:p>
          </table:table-cell>
        </table:table-row>
        <table:table-row>
          <table:table-cell table:style-name="表29.A2" office:value-type="string">
            <text:p text:style-name="P15">13:1</text:p>
            <text:p text:style-name="P15">בֵּן חָכָם, מוּסַר אָב; <text:s text:c="3"/>וְלֵץ, לֹא-שָׁמַע גְּעָרָה.<text:tab/>1 </text:p>
          </table:table-cell>
          <table:table-cell table:style-name="表29.B2" office:value-type="string">
            <text:p text:style-name="P12"/>
            <text:p text:style-name="P12"/>
            <text:p text:style-name="P12">son / wise / admonition / father</text:p>
            <text:p text:style-name="P12"/>
            <text:p text:style-name="P12">and to mock / not – to listen / rebuke</text:p>
          </table:table-cell>
        </table:table-row>
        <table:table-row>
          <table:table-cell table:style-name="表29.A2" office:value-type="string">
            <text:p text:style-name="P15">13:2</text:p>
            <text:p text:style-name="P15">ב <text:s/>מִפְּרִי פִי-אִישׁ, יֹאכַל <text:soft-page-break/>טוֹב; <text:s text:c="3"/>וְנֶפֶשׁ בֹּגְדִים חָמָס.</text:p>
          </table:table-cell>
          <table:table-cell table:style-name="表29.B2" office:value-type="string">
            <text:p text:style-name="P12"/>
            <text:p text:style-name="P12"/>
            <text:p text:style-name="P12">from. fruit / mouth – man / to eat</text:p>
            <text:p text:style-name="P12"><text:soft-page-break/>good / and soul / to be treacherous</text:p>
            <text:p text:style-name="P12">violence</text:p>
          </table:table-cell>
        </table:table-row>
        <table:table-row>
          <table:table-cell table:style-name="表29.A2" office:value-type="string">
            <text:p text:style-name="P22">/] XXX 20200629_1331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[XXX 20200630_124755</text:p>
          </table:table-cell>
          <table:table-cell table:style-name="表29.B2" office:value-type="string">
            <text:p text:style-name="P17"/>
          </table:table-cell>
        </table:table-row>
        <table:table-row>
          <table:table-cell table:style-name="表29.A2" office:value-type="string">
            <text:p text:style-name="P15">13:3</text:p>
            <text:p text:style-name="P15">נֹצֵר פִּיו, שֹׁמֵר נַפְשׁוֹ; <text:s text:c="3"/>פֹּשֵׂק שְׂפָתָיו, מְחִתָּה-לוֹ.<text:tab/>3</text:p>
          </table:table-cell>
          <table:table-cell table:style-name="表29.B2" office:value-type="string">
            <text:p text:style-name="P12"/>
            <text:p text:style-name="P12"/>
            <text:p text:style-name="P12">to preserve / mouth+his / to guard / soul+his</text:p>
            <text:p text:style-name="P12">to distend / lips+his / to dismay</text:p>
            <text:p text:style-name="P12"/>
            <text:p text:style-name="P12">to+him</text:p>
          </table:table-cell>
        </table:table-row>
        <table:table-row>
          <table:table-cell table:style-name="表29.A2" office:value-type="string">
            <text:p text:style-name="P15">13:4</text:p>
            <text:p text:style-name="P15">ד <text:s/>מִתְאַוָּה וָאַיִן, נַפְשׁוֹ עָצֵל; <text:s text:c="3"/>וְנֶפֶשׁ חָרֻצִים תְּדֻשָּׁן.<text:tab/>4 </text:p>
          </table:table-cell>
          <table:table-cell table:style-name="表29.B2" office:value-type="string">
            <text:p text:style-name="P12"/>
            <text:p text:style-name="P12"/>
            <text:p text:style-name="P12">to yearn / and no / soul+his</text:p>
            <text:p text:style-name="P12"/>
            <text:p text:style-name="P12">slothful / and soul / keen</text:p>
            <text:p text:style-name="P12"/>
            <text:p text:style-name="P12">to be made sleek</text:p>
          </table:table-cell>
        </table:table-row>
        <table:table-row>
          <table:table-cell table:style-name="表29.A2" office:value-type="string">
            <text:p text:style-name="P15">13:5</text:p>
            <text:p text:style-name="P15">ה <text:s/>דְּבַר-שֶׁקֶר, יִשְׂנָא צַדִּיק; <text:s text:c="3"/>וְרָשָׁע, יַבְאִישׁ וְיַחְפִּיר.<text:tab/>5</text:p>
          </table:table-cell>
          <table:table-cell table:style-name="表29.B2" office:value-type="string">
            <text:p text:style-name="P12"/>
            <text:p text:style-name="P12"/>
            <text:p text:style-name="P12">word – falsehood / to hate</text:p>
            <text:p text:style-name="P12"/>
            <text:p text:style-name="P12">uiin / and wicked ones / to bring bad odor</text:p>
            <text:p text:style-name="P12">and to bring abashment</text:p>
          </table:table-cell>
        </table:table-row>
        <table:table-row>
          <table:table-cell table:style-name="表29.A2" office:value-type="string">
            <text:p text:style-name="P15">13:6</text:p>
            <text:p text:style-name="P15">ו <text:s/>צְדָקָה, תִּצֹּר תָּם-דָּרֶךְ; </text:p>
            <text:p text:style-name="P15"><text:s text:c="3"/>וְרִשְׁעָה, תְּסַלֵּף חַטָּאת.<text:tab/>6</text:p>
          </table:table-cell>
          <table:table-cell table:style-name="表29.B2" office:value-type="string">
            <text:p text:style-name="P12"/>
            <text:p text:style-name="P12"/>
            <text:p text:style-name="P12">ui / to preserve / one-flawless – way</text:p>
            <text:p text:style-name="P12"/>
            <text:p text:style-name="P12"/>
            <text:p text:style-name="P12">and wickedness / to subvert</text:p>
            <text:p text:style-name="P12"/>
            <text:p text:style-name="P12">sin</text:p>
          </table:table-cell>
        </table:table-row>
        <text:soft-page-break/>
        <table:table-row>
          <table:table-cell table:style-name="表29.A2" office:value-type="string">
            <text:p text:style-name="P22">/] XXX 20200630_125712</text:p>
          </table:table-cell>
          <table:table-cell table:style-name="表29.B2" office:value-type="string">
            <text:p text:style-name="P17">@@@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7</text:p>
            <text:p text:style-name="P15">ז <text:s/>יֵשׁ מִתְעַשֵּׁר, וְאֵין כֹּל; <text:s text:c="3"/>מִתְרוֹשֵׁשׁ, וְהוֹן רָב.<text:tab/>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8</text:p>
            <text:p text:style-name="P15">ח <text:s/>כֹּפֶר נֶפֶשׁ-אִישׁ עָשְׁרוֹ; <text:s text:c="3"/>וְרָשׁ, לֹא-שָׁמַע גְּעָרָה.<text:tab/>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9</text:p>
            <text:p text:style-name="P15">ט <text:s/>אוֹר-צַדִּיקִים יִשְׂמָח; <text:s text:c="3"/>וְנֵר רְשָׁעִים יִדְעָךְ.<text:tab/>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0</text:p>
            <text:p text:style-name="P15">י <text:s/>רַק-בְּזָדוֹן, יִתֵּן מַצָּה; <text:s text:c="3"/>וְאֶת-נוֹעָצִים חָכְמָה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1</text:p>
            <text:p text:style-name="P15">הוֹן, מֵהֶבֶל יִמְעָט; <text:s text:c="3"/>וְקֹבֵץ עַל-יָד יַרְבֶּה.<text:tab/>11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2</text:p>
            <text:p text:style-name="P15"><text:soft-page-break/>יב <text:s/>תּוֹחֶלֶת מְמֻשָּׁכָה, מַחֲלָה-לֵב; <text:s text:c="3"/>וְעֵץ חַיִּים, תַּאֲוָה בָאָה.<text:tab/>1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3</text:p>
            <text:p text:style-name="P15">יג <text:s/>בָּז לְדָבָר, יֵחָבֶל לוֹ; <text:s text:c="3"/>וִירֵא מִצְוָה, הוּא יְשֻׁלָּם.<text:tab/>1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4</text:p>
            <text:p text:style-name="P15">יד <text:s/>תּוֹרַת חָכָם, מְקוֹר חַיִּים-- <text:s text:c="3"/>לָסוּר, מִמֹּקְשֵׁי מָוֶת.<text:tab/>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5</text:p>
            <text:p text:style-name="P15">טו <text:s/>שֵׂכֶל-טוֹב, יִתֶּן-חֵן; <text:s text:c="3"/>וְדֶרֶךְ בֹּגְדִים אֵיתָן.<text:tab/>15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6</text:p>
            <text:p text:style-name="P15">טז <text:s/>כָּל-עָרוּם, יַעֲשֶׂה בְדָעַת; <text:s text:c="3"/>וּכְסִיל, יִפְרֹשׂ אִוֶּלֶת.<text:tab/>16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7</text:p>
            <text:p text:style-name="P15"><text:soft-page-break/>יז <text:s/>מַלְאָךְ רָשָׁע, יִפֹּל בְּרָע; <text:s text:c="3"/>וְצִיר אֱמוּנִים מַרְפֵּא.<text:tab/>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13:18</text:p>
            <text:p text:style-name="P15">יח <text:s/>רֵישׁ וְקָלוֹן, פּוֹרֵעַ מוּסָר; <text:s text:c="3"/>וְשֹׁמֵר תּוֹכַחַת יְכֻבָּד.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22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22">[XXX </text:p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1"/>
      <text:p text:style-name="P20"/>
      <text:p text:style-name="P7">------------------------------------------------------------</text:p>
      <text:p text:style-name="P7">[XXX] 20200327_115755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><text:soft-page-break/></text:p>
      <text:p text:style-name="P20"/>
      <text:p text:style-name="P20"/>
      <text:p text:style-name="P20"/>
      <text:p text:style-name="P20"/>
      <text:p text:style-name="P1">------------------------------------------------------------ TEMPLATE<text:change text:change-id="ct165474112"/></text:p>
      <text:p text:style-name="P7">------------------------------------------------------------</text:p>
      <text:p text:style-name="P7">[XXX] </text:p>
      <text:p text:style-name="P19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 </text:p>
      <text:p text:style-name="P19"/>
      <text:p text:style-name="P20"/>
      <text:p text:style-name="P20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<text:soft-page-break/>[/  XXX]</text:p>
      <text:p text:style-name="P19"/>
      <text:p text:style-name="P19"/>
      <text:p text:style-name="P4"/>
      <text:p text:style-name="P20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3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9"/>
      <text:p text:style-name="P8">[/  XXX]</text:p>
      <text:p text:style-name="P19"/>
      <text:p text:style-name="P19"/>
      <text:p text:style-name="P19"/>
      <text:p text:style-name="P19"/>
      <text:p text:style-name="P14">/------------------------------------------------------------ /TEMPLATE</text:p>
      <text:p text:style-name="P19"/>
      <text:p text:style-name="P6">--------------------------------------- [STEPS : closing] 20191009_161940</text:p>
      <text:list xml:id="list4572046039527102703" text:style-name="L1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6">/ --------------------------------------- [STEPS : closing] 20191009_161940 /</text:p>
      <text:p text:style-name="P6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5"/>
          </table:table-cell>
          <table:table-cell table:style-name="表236.A1" office:value-type="string">
            <text:p text:style-name="P25">TH</text:p>
          </table:table-cell>
          <table:table-cell table:style-name="表236.C1" office:value-type="string">
            <text:p text:style-name="P25">“the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gh</text:p>
          </table:table-cell>
          <table:table-cell table:style-name="表236.C2" office:value-type="string">
            <text:p text:style-name="P25">arabic ghain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5">dz</text:p>
          </table:table-cell>
          <table:table-cell table:style-name="表236.C2" office:value-type="string">
            <text:p text:style-name="P25">arabic ẓ (ðˁ) (ظ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a_</text:p>
          </table:table-cell>
          <table:table-cell table:style-name="表236.C2" office:value-type="string">
            <text:p text:style-name="P25">“<text:span text:style-name="T7">a</text:span>”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</text:p>
          </table:table-cell>
          <table:table-cell table:style-name="表236.C2" office:value-type="string">
            <text:p text:style-name="P25">kha:</text:p>
          </table:table-cell>
        </table:table-row>
        <table:table-row>
          <table:table-cell table:style-name="表236.A2" office:value-type="string">
            <text:p text:style-name="P25"/>
          </table:table-cell>
          <table:table-cell table:style-name="表236.A2" office:value-type="string">
            <text:p text:style-name="P24">** (#)</text:p>
          </table:table-cell>
          <table:table-cell table:style-name="表236.C2" office:value-type="string">
            <text:p text:style-name="P25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6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6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4563052052856825329" text:style-name="L2">
              <text:list-item>
                <text:p text:style-name="P35">right-click &gt; r &gt; i &gt; <text:span text:style-name="T8">↑ &gt; Ret (inset rows)</text:span></text:p>
                <text:list>
                  <text:list-item>
                    <text:p text:style-name="P36">enter “a” x 3 (marker)</text:p>
                  </text:list-item>
                  <text:list-item>
                    <text:p text:style-name="P36">M – w &gt; a (new window)</text:p>
                  </text:list-item>
                </text:list>
              </text:list-item>
              <text:list-item>
                <text:p text:style-name="P36">C – f &gt; “@”x3 &gt; Ret (find “@”x3)</text:p>
                <text:list>
                  <text:list-item>
                    <text:p text:style-name="P36">C – x (cut)</text:p>
                  </text:list-item>
                  <text:list-item>
                    <text:p text:style-name="P36">C – f &gt; “a” x 3 &gt; Ret &gt; C – v (find, paste)</text:p>
                  </text:list-item>
                </text:list>
              </text:list-item>
              <text:list-item>
                <text:p text:style-name="P36">C – f &gt; “]” &gt; Ret (find “template”)</text:p>
                <text:list>
                  <text:list-item>
                    <text:p text:style-name="P36">select ==&gt; cells</text:p>
                  </text:list-item>
                  <text:list-item>
                    <text:p text:style-name="P36">C – c &gt; C – Home &gt; C – f &gt; “@” x 3 (copy, find label)</text:p>
                  </text:list-item>
                  <text:list-item>
                    <text:p text:style-name="P36">C - ← x 2 &gt; ↑ <text:s/>(navigation)</text:p>
                  </text:list-item>
                </text:list>
              </text:list-item>
              <text:list-item>
                <text:p text:style-name="P36"/>
              </text:list-item>
            </text:list>
          </table:table-cell>
        </table:table-row>
        <table:table-row>
          <table:table-cell table:style-name="表1.A2" office:value-type="string">
            <text:p text:style-name="P26"/>
          </table:table-cell>
        </table:table-row>
      </table:table>
      <text:p text:style-name="P14"/>
      <text:p text:style-name="P14">steps : add text 20200615_113813</text:p>
      <text:p text:style-name="P14"/>
      <table:table table:name="表2" table:style-name="表2">
        <table:table-column table:style-name="表2.A"/>
        <table:table-row>
          <table:table-cell table:style-name="表2.A1" office:value-type="string">
            <text:list xml:id="list2300120583298114237" text:style-name="L3">
              <text:list-item>
                <text:p text:style-name="P37">in a cell</text:p>
                <text:list>
                  <text:list-item>
                    <text:p text:style-name="P37">C – End</text:p>
                  </text:list-item>
                  <text:list-item>
                    <text:p text:style-name="P37">Right click &gt; r &gt; i &gt; C – a &gt; 7 &gt; Ret (insert rows)</text:p>
                  </text:list-item>
                </text:list>
              </text:list-item>
              <text:list-item>
                <text:p text:style-name="P37">template ==&gt; C/P</text:p>
              </text:list-item>
              <text:list-item>
                <text:p text:style-name="P37">enter ==&gt; verse number</text:p>
                <text:list>
                  <text:list-item>
                    <text:p text:style-name="P37">copy → trunk string</text:p>
                  </text:list-item>
                  <text:list-item>
                    <text:p text:style-name="P37"><text:soft-page-break/>↓ &gt; C – v &gt; number &gt; Ret &gt; ↓</text:p>
                  </text:list-item>
                </text:list>
              </text:list-item>
              <text:list-item>
                <text:p text:style-name="P37">text ==&gt; C/P</text:p>
              </text:list-item>
              <text:list-item>
                <text:p text:style-name="P37">select ==&gt; string</text:p>
                <text:list>
                  <text:list-item>
                    <text:p text:style-name="P37">click on the right side of a numbering char</text:p>
                  </text:list-item>
                  <text:list-item>
                    <text:p text:style-name="P37">S – X (X = any char in the first line of the target text)</text:p>
                  </text:list-item>
                  <text:list-item>
                    <text:p text:style-name="P37">S – End (select the whole text area)</text:p>
                  </text:list-item>
                  <text:list-item>
                    <text:p text:style-name="P37">C – x (cut)</text:p>
                  </text:list-item>
                  <text:list-item>
                    <text:p text:style-name="P37">Tab (back)</text:p>
                  </text:list-item>
                  <text:list-item>
                    <text:p text:style-name="P37">C – v</text:p>
                  </text:list-item>
                  <text:list-item>
                    <text:p text:style-name="P37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26"/>
          </table:table-cell>
        </table:table-row>
      </table:table>
      <text:p text:style-name="P14"/>
      <text:p text:style-name="P14"/>
      <text:p text:style-name="P14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6-30T12:59:58.96</dc:date>
    <dc:creator>iwabuchi ken</dc:creator>
    <meta:editing-duration>P6DT10H32M39S</meta:editing-duration>
    <meta:editing-cycles>476</meta:editing-cycles>
    <meta:generator>OpenOffice/4.1.3$Win32 OpenOffice.org_project/413m1$Build-9783</meta:generator>
    <meta:document-statistic meta:table-count="11" meta:image-count="0" meta:object-count="0" meta:page-count="26" meta:paragraph-count="608" meta:word-count="3608" meta:character-count="16849"/>
  </office:meta>
</office:document-meta>
</file>